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fo:padding="0.049cm" fo:border="0.06pt solid #000000" style:shadow="#808080 0.18cm 0.18cm"/>
      <style:text-properties officeooo:rsid="005290f4" officeooo:paragraph-rsid="004ec990"/>
    </style:style>
    <style:style style:name="P2" style:family="paragraph" style:parent-style-name="Standard">
      <style:paragraph-properties fo:text-align="center" style:justify-single-word="false" fo:padding="0.049cm" fo:border="0.06pt solid #000000" style:shadow="#808080 0.18cm 0.18cm"/>
      <style:text-properties style:font-name="DejaVu Sans" fo:font-size="10pt" fo:font-weight="bold" officeooo:rsid="0011a1f6" officeooo:paragraph-rsid="004ec990" style:font-size-asian="10pt" style:font-weight-asian="bold" style:font-size-complex="10pt" style:font-weight-complex="bold"/>
    </style:style>
    <style:style style:name="P3" style:family="paragraph" style:parent-style-name="Standard">
      <style:paragraph-properties fo:text-align="center" style:justify-single-word="false" fo:padding="0.049cm" fo:border="0.06pt solid #000000" style:shadow="#808080 0.18cm 0.18cm"/>
      <style:text-properties style:font-name="DejaVu Sans" fo:font-size="10pt" fo:font-weight="bold" officeooo:rsid="005290f4" officeooo:paragraph-rsid="004ec990" style:font-size-asian="10pt" style:font-weight-asian="bold" style:font-size-complex="10pt" style:font-weight-complex="bold"/>
    </style:style>
    <style:style style:name="P4" style:family="paragraph" style:parent-style-name="Standard">
      <style:paragraph-properties fo:text-align="center" style:justify-single-word="false" fo:padding="0.049cm" fo:border="0.06pt solid #000000" style:shadow="#808080 0.18cm 0.18cm"/>
      <style:text-properties style:font-name="DejaVu Sans" fo:font-size="10pt" fo:font-weight="bold" officeooo:rsid="0019e65d" officeooo:paragraph-rsid="004ec990" style:font-size-asian="10pt" style:font-weight-asian="bold" style:font-size-complex="10pt" style:font-weight-complex="bold"/>
    </style:style>
    <style:style style:name="P5" style:family="paragraph" style:parent-style-name="Standard">
      <style:paragraph-properties fo:text-align="center" style:justify-single-word="false" fo:padding="0.049cm" fo:border="0.06pt solid #000000" style:shadow="#808080 0.18cm 0.18cm"/>
      <style:text-properties style:font-name="DejaVu Sans" fo:font-size="10pt" officeooo:rsid="0019e65d" officeooo:paragraph-rsid="00075b67" style:font-size-asian="10pt" style:font-size-complex="10pt"/>
    </style:style>
    <style:style style:name="P6" style:family="paragraph" style:parent-style-name="Standard">
      <style:paragraph-properties fo:text-align="center" style:justify-single-word="false" fo:padding="0.049cm" fo:border="0.06pt solid #000000" style:shadow="#808080 0.18cm 0.18cm"/>
      <style:text-properties style:font-name="DejaVu Sans" fo:font-size="10pt" officeooo:rsid="0019e65d" officeooo:paragraph-rsid="004ec990" style:font-size-asian="10pt" style:font-size-complex="10pt"/>
    </style:style>
    <style:style style:name="P7" style:family="paragraph" style:parent-style-name="Standard">
      <style:paragraph-properties fo:text-align="start" style:justify-single-word="false"/>
      <style:text-properties style:font-name="DejaVu Sans" fo:font-size="10pt" officeooo:rsid="0011b76c" officeooo:paragraph-rsid="00299f48" style:font-size-asian="10pt" style:font-size-complex="10pt"/>
    </style:style>
    <style:style style:name="P8" style:family="paragraph" style:parent-style-name="Standard">
      <style:paragraph-properties fo:text-align="start" style:justify-single-word="false"/>
      <style:text-properties style:font-name="DejaVu Sans" fo:font-size="10pt" fo:font-style="italic" officeooo:paragraph-rsid="0024bd2a" style:font-size-asian="10pt" style:font-size-complex="10pt"/>
    </style:style>
    <style:style style:name="P9" style:family="paragraph" style:parent-style-name="Standard">
      <style:paragraph-properties fo:text-align="start" style:justify-single-word="false"/>
      <style:text-properties style:font-name="DejaVu Sans" fo:font-size="10pt" fo:font-style="italic" officeooo:paragraph-rsid="00468dc3" style:font-size-asian="10pt" style:font-size-complex="10pt"/>
    </style:style>
    <style:style style:name="P10" style:family="paragraph" style:parent-style-name="Standard">
      <style:paragraph-properties fo:text-align="start" style:justify-single-word="false"/>
      <style:text-properties style:font-name="DejaVu Sans" fo:font-size="10pt" fo:font-style="italic" fo:font-weight="normal" officeooo:rsid="0011b76c" officeooo:paragraph-rsid="0024bd2a"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weight="bold" officeooo:rsid="0011b76c" officeooo:paragraph-rsid="00299f48" style:font-size-asian="10pt" style:font-weight-asian="bold" style:font-size-complex="10pt" style:font-weight-complex="bold"/>
    </style:style>
    <style:style style:name="P12"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DejaVu Sans" fo:font-size="10pt" officeooo:paragraph-rsid="00480efd" style:font-size-asian="10pt" style:font-size-complex="10pt"/>
    </style:style>
    <style:style style:name="P13"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DejaVu Sans" fo:font-size="10pt" officeooo:paragraph-rsid="000b01e3" style:font-size-asian="10pt" style:font-size-complex="10pt"/>
    </style:style>
    <style:style style:name="P14" style:family="paragraph" style:parent-style-name="Standard" style:master-page-name="">
      <loext:graphic-properties draw:fill="none"/>
      <style:paragraph-properties fo:margin-left="0cm" fo:margin-right="0cm" fo:line-height="200%" fo:text-align="justify" style:justify-single-word="false" fo:text-indent="1cm" style:auto-text-indent="false" style:page-number="auto" fo:background-color="transparent" style:shadow="none"/>
      <style:text-properties style:font-name="DejaVu Sans" fo:font-size="14pt" officeooo:paragraph-rsid="004ec990" style:font-size-asian="14pt" style:font-size-complex="14pt"/>
    </style:style>
    <style:style style:name="P15" style:family="paragraph" style:parent-style-name="Standard">
      <loext:graphic-properties draw:fill="none"/>
      <style:paragraph-properties fo:margin-left="0cm" fo:margin-right="0cm" fo:line-height="200%" fo:text-align="justify" style:justify-single-word="false" fo:text-indent="1cm" style:auto-text-indent="false" fo:background-color="transparent" style:shadow="none"/>
      <style:text-properties style:font-name="DejaVu Sans" fo:font-size="14pt" officeooo:paragraph-rsid="004ec990" style:font-size-asian="14pt" style:font-size-complex="14pt"/>
    </style:style>
    <style:style style:name="P16" style:family="paragraph" style:parent-style-name="Standard">
      <loext:graphic-properties draw:fill="none"/>
      <style:paragraph-properties fo:margin-left="0cm" fo:margin-right="0cm" fo:line-height="115%" fo:text-align="center" style:justify-single-word="false" fo:text-indent="0cm" style:auto-text-indent="false" fo:background-color="transparent"/>
      <style:text-properties style:font-name="DejaVu Sans" fo:font-size="10pt" officeooo:paragraph-rsid="0009c055" style:font-size-asian="10pt" style:font-size-complex="10pt"/>
    </style:style>
    <style:style style:name="P17" style:family="paragraph" style:parent-style-name="Standard" style:master-page-name="">
      <loext:graphic-properties draw:fill="none"/>
      <style:paragraph-properties fo:margin-left="0cm" fo:margin-right="0cm" fo:line-height="115%" fo:text-align="justify" style:justify-single-word="false" fo:text-indent="0cm" style:auto-text-indent="false" style:page-number="auto" fo:background-color="transparent"/>
      <style:text-properties style:font-name="DejaVu Sans" fo:font-size="10pt" officeooo:paragraph-rsid="000933c4" style:font-size-asian="10pt" style:font-size-complex="10pt"/>
    </style:style>
    <style:style style:name="P18" style:family="paragraph" style:parent-style-name="Standard" style:master-page-name="">
      <loext:graphic-properties draw:fill="none"/>
      <style:paragraph-properties fo:margin-left="0cm" fo:margin-right="0cm" fo:line-height="115%" fo:text-align="justify" style:justify-single-word="false" fo:text-indent="0cm" style:auto-text-indent="false" style:page-number="auto" fo:background-color="transparent"/>
      <style:text-properties style:font-name="DejaVu Sans" fo:font-size="10pt" officeooo:paragraph-rsid="004ec990" style:font-size-asian="10pt" style:font-size-complex="10pt"/>
    </style:style>
    <style:style style:name="P19" style:family="paragraph" style:parent-style-name="Standard">
      <loext:graphic-properties draw:fill="none"/>
      <style:paragraph-properties fo:margin-left="0cm" fo:margin-right="0cm" fo:line-height="200%" fo:text-align="center" style:justify-single-word="false" fo:text-indent="0cm" style:auto-text-indent="false" fo:background-color="transparent" style:shadow="none"/>
      <style:text-properties style:font-name="DejaVu Sans" fo:font-size="14pt" officeooo:paragraph-rsid="004ec990" style:font-size-asian="14pt" style:font-size-complex="14pt"/>
    </style:style>
    <style:style style:name="P20" style:family="paragraph" style:parent-style-name="Standard" style:master-page-name="">
      <style:paragraph-properties fo:text-align="center" style:justify-single-word="false" style:page-number="auto" fo:padding="0.049cm" fo:border="0.06pt solid #000000" style:shadow="#808080 0.18cm 0.18cm"/>
      <style:text-properties style:font-name="DejaVu Sans" fo:font-size="10pt" officeooo:rsid="0011a1f6" officeooo:paragraph-rsid="00075b67" style:font-size-asian="10pt" style:font-size-complex="10pt"/>
    </style:style>
    <style:style style:name="P21" style:family="paragraph" style:parent-style-name="Standard" style:master-page-name="">
      <style:paragraph-properties fo:text-align="center" style:justify-single-word="false" style:page-number="auto" fo:padding="0.049cm" fo:border="0.06pt solid #000000" style:shadow="#808080 0.18cm 0.18cm"/>
      <style:text-properties style:font-name="DejaVu Sans" fo:font-size="10pt" officeooo:rsid="0011a1f6" officeooo:paragraph-rsid="004ec990" style:font-size-asian="10pt" style:font-size-complex="10pt"/>
    </style:style>
    <style:style style:name="P22" style:family="paragraph" style:parent-style-name="Standard">
      <style:paragraph-properties fo:text-align="start" style:justify-single-word="false"/>
      <style:text-properties style:font-name="DejaVu Sans" fo:font-size="10pt" fo:font-style="normal" officeooo:paragraph-rsid="002ad8c0" style:font-size-asian="10pt" style:font-size-complex="10pt"/>
    </style:style>
    <style:style style:name="P23" style:family="paragraph" style:parent-style-name="Standard">
      <style:paragraph-properties fo:text-align="start" style:justify-single-word="false"/>
      <style:text-properties style:font-name="DejaVu Sans" fo:font-size="10pt" fo:font-style="italic" fo:font-weight="normal" officeooo:rsid="0011b76c" officeooo:paragraph-rsid="0032e869" style:font-size-asian="10pt" style:font-style-asian="italic" style:font-weight-asian="normal" style:font-size-complex="10pt" style:font-style-complex="italic" style:font-weight-complex="normal"/>
    </style:style>
    <style:style style:name="P24" style:family="paragraph" style:parent-style-name="Standard">
      <style:paragraph-properties fo:line-height="115%" fo:text-align="end" style:justify-single-word="false"/>
      <style:text-properties style:font-name="DejaVu Sans" fo:font-size="10pt" officeooo:paragraph-rsid="000933c4" style:font-size-asian="10pt" style:font-size-complex="10pt"/>
    </style:style>
    <style:style style:name="P25" style:family="paragraph" style:parent-style-name="Standard">
      <style:text-properties style:font-name="DejaVu Sans" fo:font-size="10pt" officeooo:paragraph-rsid="00075b67" style:font-size-asian="10pt" style:font-size-complex="10pt"/>
    </style:style>
    <style:style style:name="P26" style:family="paragraph" style:parent-style-name="Standard">
      <style:paragraph-properties fo:text-align="start" style:justify-single-word="false"/>
      <style:text-properties style:font-name="DejaVu Sans" fo:font-size="10pt" officeooo:rsid="0011b76c" officeooo:paragraph-rsid="00299f48" style:font-size-asian="10pt" style:font-size-complex="10pt"/>
    </style:style>
    <style:style style:name="P27" style:family="paragraph" style:parent-style-name="Standard">
      <style:paragraph-properties fo:line-height="150%" fo:text-align="end" style:justify-single-word="false"/>
      <style:text-properties style:font-name="DejaVu Sans" fo:font-size="11pt" style:text-underline-style="none" officeooo:paragraph-rsid="000d2700" style:font-size-asian="11pt" style:font-size-complex="11pt"/>
    </style:style>
    <style:style style:name="P28" style:family="paragraph" style:parent-style-name="Standard">
      <style:paragraph-properties fo:text-align="start" style:justify-single-word="false"/>
      <style:text-properties style:font-name="DejaVu Sans" fo:font-size="2pt" fo:font-style="normal" officeooo:paragraph-rsid="002ad8c0" style:font-size-asian="2pt" style:font-size-complex="2pt"/>
    </style:style>
    <style:style style:name="P29" style:family="paragraph" style:parent-style-name="Standard">
      <style:paragraph-properties fo:text-align="start" style:justify-single-word="false"/>
      <style:text-properties style:font-name="DejaVu Sans" fo:font-size="2pt" officeooo:rsid="0011b76c" officeooo:paragraph-rsid="00299f48" style:font-size-asian="2pt" style:font-size-complex="2pt"/>
    </style:style>
    <style:style style:name="P30" style:family="paragraph" style:parent-style-name="Standard">
      <style:paragraph-properties fo:text-align="start" style:justify-single-word="false"/>
      <style:text-properties style:font-name="DejaVu Sans" fo:font-size="2pt" fo:font-style="italic" fo:font-weight="normal" officeooo:rsid="0011b76c" officeooo:paragraph-rsid="0032e869" style:font-size-asian="2pt" style:font-style-asian="italic" style:font-weight-asian="normal" style:font-size-complex="2pt" style:font-style-complex="italic" style:font-weight-complex="normal"/>
    </style:style>
    <style:style style:name="P31" style:family="paragraph" style:parent-style-name="Standard">
      <style:paragraph-properties fo:line-height="200%" fo:text-align="end" style:justify-single-word="false" style:shadow="none"/>
      <style:text-properties style:font-name="DejaVu Sans" fo:font-size="14pt" fo:font-style="italic" officeooo:rsid="00468dc3" officeooo:paragraph-rsid="004ec990" style:font-name-asian="Liberation Serif1" style:font-size-asian="14pt" style:font-style-asian="italic" style:font-name-complex="Liberation Serif1" style:font-size-complex="14pt" style:font-style-complex="italic"/>
    </style:style>
    <style:style style:name="P32"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DejaVu Sans" fo:font-size="11pt" style:text-underline-style="none" officeooo:paragraph-rsid="000d2700" style:font-size-asian="11pt" style:font-size-complex="11pt"/>
    </style:style>
    <style:style style:name="P3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DejaVu Sans" fo:font-size="11pt" style:text-underline-style="none" officeooo:paragraph-rsid="000d2700" style:font-size-asian="11pt" style:font-size-complex="11pt"/>
    </style:style>
    <style:style style:name="P34"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DejaVu Sans" fo:font-size="11pt" style:text-underline-style="none" officeooo:paragraph-rsid="0022ba3c" style:font-size-asian="11pt" style:font-size-complex="11pt"/>
    </style:style>
    <style:style style:name="P35" style:family="paragraph" style:parent-style-name="Standard">
      <style:paragraph-properties fo:text-align="center" style:justify-single-word="false" fo:padding="0.049cm" fo:border="0.06pt solid #000000" style:shadow="#808080 0.18cm 0.18cm"/>
      <style:text-properties officeooo:rsid="005290f4" officeooo:paragraph-rsid="00075b67"/>
    </style:style>
    <style:style style:name="P36"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DejaVu Sans" fo:font-size="10pt" officeooo:paragraph-rsid="00075b67" style:font-size-asian="10pt" style:font-size-complex="10pt"/>
    </style:style>
    <style:style style:name="T1" style:family="text">
      <style:text-properties fo:font-style="italic"/>
    </style:style>
    <style:style style:name="T2" style:family="text">
      <style:text-properties fo:font-style="italic" fo:font-weight="bold" officeooo:rsid="00152d17" style:font-style-asian="italic" style:font-weight-asian="bold" style:font-style-complex="italic" style:font-weight-complex="bold"/>
    </style:style>
    <style:style style:name="T3" style:family="text">
      <style:text-properties fo:font-style="italic" fo:font-weight="normal" officeooo:rsid="002ad8c0" style:font-name-asian="Liberation Serif1" style:font-style-asian="normal" style:font-weight-asian="normal" style:font-name-complex="Liberation Serif1" style:font-style-complex="normal" style:font-weight-complex="normal"/>
    </style:style>
    <style:style style:name="T4" style:family="text">
      <style:text-properties fo:font-style="italic" fo:font-weight="normal" officeooo:rsid="002c5e31" style:font-name-asian="Liberation Serif1" style:font-style-asian="normal" style:font-weight-asian="normal" style:font-name-complex="Liberation Serif1" style:font-style-complex="normal" style:font-weight-complex="normal"/>
    </style:style>
    <style:style style:name="T5" style:family="text">
      <style:text-properties fo:font-style="italic" fo:font-weight="normal" officeooo:rsid="002ad8c0" style:font-name-asian="Liberation Serif1" style:font-style-asian="italic" style:font-weight-asian="normal" style:font-name-complex="Liberation Serif1" style:font-style-complex="italic" style:font-weight-complex="normal"/>
    </style:style>
    <style:style style:name="T6" style:family="text">
      <style:text-properties fo:font-style="italic" fo:font-weight="normal" officeooo:rsid="0028a5c4" style:font-name-asian="Liberation Serif1" style:font-style-asian="italic" style:font-weight-asian="normal" style:font-name-complex="Liberation Serif1" style:font-style-complex="italic" style:font-weight-complex="normal"/>
    </style:style>
    <style:style style:name="T7" style:family="text">
      <style:text-properties fo:font-style="italic" officeooo:rsid="002ad8c0" style:font-name-asian="Liberation Serif1" style:font-style-asian="normal" style:font-name-complex="Liberation Serif1" style:font-style-complex="normal"/>
    </style:style>
    <style:style style:name="T8" style:family="text">
      <style:text-properties fo:font-style="italic" officeooo:rsid="002c5e31" style:font-name-asian="Liberation Serif1" style:font-style-asian="normal" style:font-name-complex="Liberation Serif1" style:font-style-complex="normal"/>
    </style:style>
    <style:style style:name="T9" style:family="text">
      <style:text-properties fo:font-weight="bold" style:font-weight-asian="bold" style:font-weight-complex="bold"/>
    </style:style>
    <style:style style:name="T10" style:family="text">
      <style:text-properties fo:font-weight="bold" officeooo:rsid="001917a3" style:font-weight-asian="bold" style:font-weight-complex="bold"/>
    </style:style>
    <style:style style:name="T11" style:family="text">
      <style:text-properties fo:font-weight="bold" style:font-weight-asian="bold" style:font-weight-complex="bold" loext:padding="0.049cm" loext:border="0.06pt solid #000000" loext:shadow="none"/>
    </style:style>
    <style:style style:name="T12" style:family="text">
      <style:text-properties fo:font-weight="bold" officeooo:rsid="00075b67" style:font-weight-asian="bold" style:font-weight-complex="bold"/>
    </style:style>
    <style:style style:name="T13" style:family="text">
      <style:text-properties fo:font-weight="bold" officeooo:rsid="0009c055" style:font-weight-asian="bold" style:font-weight-complex="bold"/>
    </style:style>
    <style:style style:name="T14" style:family="text">
      <style:text-properties fo:font-weight="bold" officeooo:rsid="000c0619" style:font-weight-asian="bold" style:font-weight-complex="bold"/>
    </style:style>
    <style:style style:name="T15" style:family="text">
      <style:text-properties fo:font-weight="bold" officeooo:rsid="00152d17" style:font-weight-asian="bold" style:font-weight-complex="bold"/>
    </style:style>
    <style:style style:name="T16" style:family="text">
      <style:text-properties fo:font-weight="bold" officeooo:rsid="001b399b" style:font-weight-asian="bold" style:font-weight-complex="bold"/>
    </style:style>
    <style:style style:name="T17" style:family="text">
      <style:text-properties fo:font-weight="bold" officeooo:rsid="001cd43e" style:font-weight-asian="bold" style:font-weight-complex="bold"/>
    </style:style>
    <style:style style:name="T18" style:family="text">
      <style:text-properties fo:font-weight="bold" officeooo:rsid="001f2306" style:font-weight-asian="bold" style:font-weight-complex="bold"/>
    </style:style>
    <style:style style:name="T19" style:family="text">
      <style:text-properties fo:font-weight="bold" officeooo:rsid="001fe950" style:font-weight-asian="bold" style:font-weight-complex="bold"/>
    </style:style>
    <style:style style:name="T20" style:family="text">
      <style:text-properties fo:font-weight="bold" officeooo:rsid="00214481" style:font-weight-asian="bold" style:font-weight-complex="bold"/>
    </style:style>
    <style:style style:name="T21" style:family="text">
      <style:text-properties fo:font-weight="bold" officeooo:rsid="00226ac7" style:font-weight-asian="bold" style:font-weight-complex="bold"/>
    </style:style>
    <style:style style:name="T22" style:family="text">
      <style:text-properties fo:font-weight="bold" officeooo:rsid="0022ba3c" style:font-weight-asian="bold" style:font-weight-complex="bold"/>
    </style:style>
    <style:style style:name="T23" style:family="text">
      <style:text-properties fo:font-weight="bold" officeooo:rsid="003970e5" style:font-weight-asian="bold" style:font-weight-complex="bold"/>
    </style:style>
    <style:style style:name="T24" style:family="text">
      <style:text-properties fo:font-weight="bold" officeooo:rsid="004ec990" style:font-weight-asian="bold" style:font-weight-complex="bold"/>
    </style:style>
    <style:style style:name="T25" style:family="text">
      <style:text-properties fo:font-weight="bold" officeooo:rsid="004f894f" style:font-weight-asian="bold" style:font-weight-complex="bold"/>
    </style:style>
    <style:style style:name="T26" style:family="text">
      <style:text-properties fo:font-weight="bold" officeooo:rsid="005da658" style:font-weight-asian="bold" style:font-weight-complex="bold"/>
    </style:style>
    <style:style style:name="T27" style:family="text">
      <style:text-properties fo:font-weight="bold" officeooo:rsid="0031c834" style:font-name-asian="Liberation Serif1" style:font-weight-asian="bold" style:font-name-complex="Liberation Serif1" style:font-weight-complex="bold"/>
    </style:style>
    <style:style style:name="T28" style:family="text">
      <style:text-properties fo:font-weight="bold" officeooo:rsid="00450d25" style:font-name-asian="Liberation Serif1" style:font-weight-asian="bold" style:font-name-complex="Liberation Serif1" style:font-weight-complex="bold"/>
    </style:style>
    <style:style style:name="T29" style:family="text">
      <style:text-properties fo:font-weight="bold" officeooo:rsid="0043b177" style:font-name-asian="Liberation Serif1" style:font-weight-asian="bold" style:font-name-complex="Liberation Serif1" style:font-weight-complex="bold"/>
    </style:style>
    <style:style style:name="T30" style:family="text">
      <style:text-properties fo:font-weight="bold" officeooo:rsid="0045b862" style:font-name-asian="Liberation Serif1" style:font-weight-asian="bold" style:font-name-complex="Liberation Serif1" style:font-weight-complex="bold"/>
    </style:style>
    <style:style style:name="T31" style:family="text">
      <style:text-properties fo:font-weight="bold" officeooo:rsid="0032e869" style:font-name-asian="Liberation Serif1" style:font-weight-asian="bold" style:font-name-complex="Liberation Serif1" style:font-weight-complex="bold"/>
    </style:style>
    <style:style style:name="T32" style:family="text">
      <style:text-properties fo:font-weight="bold" officeooo:rsid="003667bb" style:font-name-asian="Liberation Serif1" style:font-weight-asian="bold" style:font-name-complex="Liberation Serif1" style:font-weight-complex="bold"/>
    </style:style>
    <style:style style:name="T33" style:family="text">
      <style:text-properties fo:font-weight="bold" officeooo:rsid="00450d25" style:font-name-asian="Liberation Serif1" style:font-style-asian="italic" style:font-weight-asian="bold" style:font-name-complex="Liberation Serif1" style:font-style-complex="italic" style:font-weight-complex="bold"/>
    </style:style>
    <style:style style:name="T34" style:family="text">
      <style:text-properties fo:font-weight="bold" officeooo:rsid="004686bb" style:font-name-asian="Liberation Serif1" style:font-style-asian="italic" style:font-weight-asian="bold" style:font-name-complex="Liberation Serif1" style:font-style-complex="italic" style:font-weight-complex="bold"/>
    </style:style>
    <style:style style:name="T35" style:family="text">
      <style:text-properties fo:font-weight="bold" officeooo:rsid="00468dc3" style:font-name-asian="Liberation Serif1" style:font-style-asian="italic" style:font-weight-asian="bold" style:font-name-complex="Liberation Serif1" style:font-style-complex="italic" style:font-weight-complex="bold"/>
    </style:style>
    <style:style style:name="T36" style:family="text">
      <style:text-properties fo:font-weight="bold" officeooo:rsid="0031c834" style:font-name-asian="Liberation Serif1" style:font-style-asian="normal" style:font-weight-asian="bold" style:font-name-complex="Liberation Serif1" style:font-style-complex="normal" style:font-weight-complex="bold"/>
    </style:style>
    <style:style style:name="T37" style:family="text">
      <style:text-properties style:text-position="super 58%" fo:font-weight="bold" style:font-weight-asian="bold" style:font-weight-complex="bold"/>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0c0619"/>
    </style:style>
    <style:style style:name="T40" style:family="text">
      <style:text-properties officeooo:rsid="000c0619"/>
    </style:style>
    <style:style style:name="T41" style:family="text">
      <style:text-properties fo:font-style="normal" fo:font-weight="bold" officeooo:rsid="0031c834" style:font-name-asian="Liberation Serif1" style:font-style-asian="normal" style:font-weight-asian="bold" style:font-name-complex="Liberation Serif1" style:font-style-complex="normal" style:font-weight-complex="bold"/>
    </style:style>
    <style:style style:name="T42" style:family="text">
      <style:text-properties fo:font-style="normal" officeooo:rsid="0032e869" style:font-name-asian="Liberation Serif1" style:font-style-asian="normal" style:font-name-complex="Liberation Serif1" style:font-style-complex="normal"/>
    </style:style>
    <style:style style:name="T43" style:family="text">
      <style:text-properties fo:font-style="normal" officeooo:rsid="0043b177" style:font-name-asian="Liberation Serif1" style:font-style-asian="normal" style:font-name-complex="Liberation Serif1" style:font-style-complex="normal"/>
    </style:style>
    <style:style style:name="T44" style:family="text">
      <style:text-properties fo:font-style="normal" officeooo:rsid="004686bb" style:font-name-asian="Liberation Serif1" style:font-style-asian="normal" style:font-name-complex="Liberation Serif1" style:font-style-complex="normal"/>
    </style:style>
    <style:style style:name="T45" style:family="text">
      <style:text-properties fo:font-style="normal" officeooo:rsid="00468dc3" style:font-name-asian="Liberation Serif1" style:font-style-asian="normal" style:font-name-complex="Liberation Serif1" style:font-style-complex="normal"/>
    </style:style>
    <style:style style:name="T46" style:family="text">
      <style:text-properties fo:font-style="normal" officeooo:rsid="0046dd17" style:font-name-asian="Liberation Serif1" style:font-style-asian="normal" style:font-name-complex="Liberation Serif1" style:font-style-complex="normal"/>
    </style:style>
    <style:style style:name="T47" style:family="text">
      <style:text-properties fo:font-style="normal" fo:font-weight="normal" officeooo:rsid="002ad8c0" style:font-name-asian="Liberation Serif1" style:font-style-asian="normal" style:font-weight-asian="normal" style:font-name-complex="Liberation Serif1" style:font-style-complex="normal" style:font-weight-complex="normal"/>
    </style:style>
    <style:style style:name="T48" style:family="text">
      <style:text-properties fo:font-style="normal" fo:font-weight="normal" officeooo:rsid="0043b177" style:font-name-asian="Liberation Serif1" style:font-style-asian="normal" style:font-weight-asian="normal" style:font-name-complex="Liberation Serif1" style:font-style-complex="normal" style:font-weight-complex="normal"/>
    </style:style>
    <style:style style:name="T49" style:family="text">
      <style:text-properties fo:font-style="normal" fo:font-weight="normal" officeooo:rsid="00450d25" style:font-name-asian="Liberation Serif1" style:font-style-asian="normal" style:font-weight-asian="normal" style:font-name-complex="Liberation Serif1" style:font-style-complex="normal" style:font-weight-complex="normal"/>
    </style:style>
    <style:style style:name="T50" style:family="text">
      <style:text-properties officeooo:rsid="00192e17"/>
    </style:style>
    <style:style style:name="T51" style:family="text">
      <style:text-properties officeooo:rsid="0031c834" style:font-name-asian="Liberation Serif1" style:font-name-complex="Liberation Serif1"/>
    </style:style>
    <style:style style:name="T52" style:family="text">
      <style:text-properties officeooo:rsid="0024bd2a" style:font-name-asian="Liberation Serif1" style:font-name-complex="Liberation Serif1"/>
    </style:style>
    <style:style style:name="T53" style:family="text">
      <style:text-properties officeooo:rsid="0032e869" style:font-name-asian="Liberation Serif1" style:font-name-complex="Liberation Serif1"/>
    </style:style>
    <style:style style:name="T54" style:family="text">
      <style:text-properties officeooo:rsid="003667bb" style:font-name-asian="Liberation Serif1" style:font-name-complex="Liberation Serif1"/>
    </style:style>
    <style:style style:name="T55" style:family="text">
      <style:text-properties officeooo:rsid="0043b177" style:font-name-asian="Liberation Serif1" style:font-name-complex="Liberation Serif1"/>
    </style:style>
    <style:style style:name="T56" style:family="text">
      <style:text-properties officeooo:rsid="00450d25" style:font-name-asian="Liberation Serif1" style:font-name-complex="Liberation Serif1"/>
    </style:style>
    <style:style style:name="T57" style:family="text">
      <style:text-properties officeooo:rsid="0045b862" style:font-name-asian="Liberation Serif1" style:font-name-complex="Liberation Serif1"/>
    </style:style>
    <style:style style:name="T58" style:family="text">
      <style:text-properties officeooo:rsid="0031c834" style:font-name-asian="Liberation Serif1" style:font-style-asian="normal" style:font-name-complex="Liberation Serif1" style:font-style-complex="normal"/>
    </style:style>
    <style:style style:name="T59" style:family="text">
      <style:text-properties officeooo:rsid="0032e869" style:font-name-asian="Liberation Serif1" style:font-style-asian="normal" style:font-name-complex="Liberation Serif1" style:font-style-complex="normal"/>
    </style:style>
    <style:style style:name="T60" style:family="text">
      <style:text-properties officeooo:rsid="004686bb" style:font-name-asian="Liberation Serif1" style:font-style-asian="italic" style:font-name-complex="Liberation Serif1" style:font-style-complex="italic"/>
    </style:style>
    <style:style style:name="T61" style:family="text">
      <style:text-properties officeooo:rsid="00450d25" style:font-name-asian="Liberation Serif1" style:font-style-asian="italic" style:font-name-complex="Liberation Serif1" style:font-style-complex="italic"/>
    </style:style>
    <style:style style:name="T62" style:family="text">
      <style:text-properties officeooo:rsid="00468dc3" style:font-name-asian="Liberation Serif1" style:font-style-asian="italic" style:font-name-complex="Liberation Serif1" style:font-style-complex="italic"/>
    </style:style>
    <style:style style:name="T63" style:family="text">
      <style:text-properties fo:font-weight="normal" officeooo:rsid="0028a5c4" style:font-name-asian="Liberation Serif1" style:font-weight-asian="normal" style:font-name-complex="Liberation Serif1" style:font-weight-complex="normal"/>
    </style:style>
    <style:style style:name="T64" style:family="text">
      <style:text-properties fo:font-weight="normal" officeooo:rsid="00320c21" style:font-name-asian="Liberation Serif1" style:font-weight-asian="normal" style:font-name-complex="Liberation Serif1" style:font-weight-complex="normal"/>
    </style:style>
    <style:style style:name="T65" style:family="text">
      <style:text-properties fo:font-weight="normal" officeooo:rsid="00450d25" style:font-name-asian="Liberation Serif1" style:font-weight-asian="normal" style:font-name-complex="Liberation Serif1" style:font-weight-complex="normal"/>
    </style:style>
    <style:style style:name="T66" style:family="text">
      <style:text-properties fo:font-weight="normal" officeooo:rsid="00450d25" style:font-name-asian="Liberation Serif1" style:font-style-asian="italic" style:font-weight-asian="normal" style:font-name-complex="Liberation Serif1" style:font-style-complex="italic" style:font-weight-complex="normal"/>
    </style:style>
    <style:style style:name="T67" style:family="text">
      <style:text-properties fo:font-weight="normal" officeooo:rsid="0028a5c4" style:font-name-asian="Liberation Serif1" style:font-style-asian="normal" style:font-weight-asian="normal" style:font-name-complex="Liberation Serif1" style:font-style-complex="normal" style:font-weight-complex="normal"/>
    </style:style>
    <style:style style:name="T68" style:family="text">
      <style:text-properties fo:font-weight="normal" officeooo:rsid="00320c21" style:font-name-asian="Liberation Serif1" style:font-style-asian="normal" style:font-weight-asian="normal" style:font-name-complex="Liberation Serif1" style:font-style-complex="normal" style:font-weight-complex="normal"/>
    </style:style>
    <style:style style:name="T69" style:family="text">
      <style:text-properties style:font-name="DejaVu Sans" fo:font-size="10pt" fo:font-weight="bold" style:font-size-asian="10pt" style:font-weight-asian="bold" style:font-size-complex="10pt" style:font-weight-complex="bold"/>
    </style:style>
    <style:style style:name="T70" style:family="text">
      <style:text-properties fo:font-size="5pt" style:font-size-asian="5pt" style:font-size-complex="5pt"/>
    </style:style>
    <style:style style:name="T71" style:family="text">
      <style:text-properties fo:font-size="2pt" style:font-size-asian="2pt" style:font-size-complex="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9">Dictée préparée / </text:span><text:span text:style-name="T12">3</text:span><text:span text:style-name="T37">e</text:span><text:span text:style-name="T9"> / T</text:span><text:span text:style-name="T10">2</text:span></text:p>
      <text:p text:style-name="P35"><text:span text:style-name="T69">source : </text:span><text:a xlink:type="simple" xlink:href="https://www.neoprofs.org/t126435-avis-dictee-3e" text:style-name="Internet_20_link" text:visited-style-name="Visited_20_Internet_20_Link"><text:span text:style-name="T69">https://www.neoprofs.org/t126435-avis-dictee-3e</text:span></text:a><text:span text:style-name="T69"> </text:span></text:p>
      <text:p text:style-name="P5"><text:span text:style-name="T9">Les expressions </text:span><text:span text:style-name="T11">encadrées</text:span><text:span text:style-name="T9"> ne sont pas à retenir.</text:span></text:p>
      <text:p text:style-name="P17"/>
      <text:p text:style-name="P16"><text:span text:style-name="T40">Un dictée avec une mise en abyme</text:span></text:p>
      <text:p text:style-name="P13">Un peu engoncé<text:span text:style-name="T50">e </text:span>dans mon épais tablier noir à longues manches fermé dans le dos, pas commode à boutonner, je me penche sur mon pupitre avec toutes les autres filles de ma classe, à peu près de la même taille et du même âge que moi… nous écrivons sur une copie où chacune a d'abord inscrit en haut et à gauche son prénom et son nom, en haut et à droite la date, et au milieu le mot « Dictée » qu'il a fallu, comme le nom et la date, souligner en faisant habilement glisser sa plume le long d'une règle sans qu'il y ait de bavures. Le trait doit être parfaitement droit et net.</text:p>
      <text:p text:style-name="P12">La maîtresse se promène dans les travées entre les pupitres, sa voix sonne clair, elle articule chaque mot très distinctement, parfois même elle triche un peu en accentuant exprès une liaison, pour nous aider, pour nous faire entendre par quelle lettre tel mot se termine. Les mots de la dictée semblent être des mots choisis pour leur beauté, leur pureté parfaite.</text:p>
      <text:p text:style-name="P24">Nathalie Sarraute, <text:span text:style-name="T1">Enfance</text:span></text:p>
      <text:p text:style-name="P36"/>
      <text:p text:style-name="P25"/>
      <text:p text:style-name="P32"><text:span text:style-name="T40">Un dictée avec une mise en </text:span><text:span text:style-name="T14">abyme[vous pouvez aussi orthographier « abîme »]</text:span></text:p>
      <text:p text:style-name="P33">Un peu <text:span text:style-name="T9">engoncée</text:span><text:span text:style-name="T13">[</text:span><text:span text:style-name="T16">=mal habillée </text:span><text:span text:style-name="T17">avec le cou enfoncé dans les épaules</text:span><text:span text:style-name="T16">; </text:span><text:span text:style-name="T13">au féminin car « je » renvoie à Nathalie Sarraute]</text:span> dans mon épais tablier noir à longues manches <text:span text:style-name="T9">fermé</text:span><text:span text:style-name="T23">[c’est le tablier qui est fermé]</text:span> dans le dos, pas <text:span text:style-name="T9">commode</text:span><text:span text:style-name="T18">[=facile]</text:span> à boutonner, je me penche sur mon <text:span text:style-name="T9">pupitre</text:span><text:span text:style-name="T19">[=table]</text:span> avec toutes les autres filles de ma classe, à peu près de la même taille et du même âge que moi… nous écrivons sur une copie où chacune a d'abord inscrit en haut et à gauche son prénom et son nom, en haut et à droite la date, et au milieu le mot « Dictée » qu'il a fallu, comme le nom et la date, souligner en faisant habilement glisser <text:span text:style-name="T9">sa plume</text:span><text:span text:style-name="T20">[=son stylo]</text:span> le long d'une règle sans qu'il y ait de bavures. Le trait doit être parfaitement droit et net.</text:p>
      <text:p text:style-name="P34">La maîtresse se promène dans les <text:span text:style-name="T9">travées</text:span><text:span text:style-name="T21">[=espace</text:span><text:span text:style-name="T26">s</text:span><text:span text:style-name="T21"> entre les tables]</text:span> entre les pupitres, sa voix sonne <text:span text:style-name="T9">clair</text:span><text:span text:style-name="T15">[ne pas accorder cet adjectif qui est ici un adverbe : sa voix sonne </text:span><text:span text:style-name="T2">clairement</text:span><text:span text:style-name="T15">]</text:span>, elle articule <text:span text:style-name="T9">chaque mot</text:span><text:span text:style-name="T25">[</text:span><text:span text:style-name="T26">c’est-à-dire </text:span><text:span text:style-name="T25">un mot après l’autre, pas de pluriel]</text:span> très distinctement, parfois même elle triche un peu <text:span text:style-name="T9">en accentuant</text:span><text:span text:style-name="T22">[=en insistant beaucoup]</text:span> exprès une liaison, pour nous aider, pour nous faire entendre par quelle lettre tel mot se termine. Les mots de la dictée semblent être des mots choisis pour leur beauté, leur pureté parfaite.</text:p>
      <text:p text:style-name="P27">Nathalie Sarraute, <text:span text:style-name="T1">Enfance</text:span></text:p>
      <text:p text:style-name="P22"><text:span text:style-name="T36">► </text:span><text:span text:style-name="T6">mise en abyme</text:span><text:span text:style-name="T67"> : reproduction d’une œuvre dans une œuvre similaire. Pensez aux oreilles de la Vache Qui Rit ! </text:span><text:span text:style-name="T68">Vous avez ici une dictée qui consiste en un texte parlant d’une dictée.</text:span></text:p>
      <text:p text:style-name="P28"><text:span text:style-name="T68"/></text:p>
      <text:p text:style-name="P7"><text:span text:style-name="T41">► </text:span><text:span text:style-name="T3">ait</text:span><text:span text:style-name="T47"> : subjonctif.présent.3S du verbe </text:span><text:span text:style-name="T5">avoir</text:span></text:p>
      <text:p text:style-name="P11"><text:span text:style-name="T7"><text:tab/>avoir<text:tab/><text:tab/><text:tab/><text:tab/>être<text:tab/><text:tab/><text:tab/><text:tab/></text:span><text:span text:style-name="T8">faire</text:span></text:p>
      <text:p text:style-name="P7"><text:span text:style-name="T3"><text:tab/>que j’aie<text:tab/><text:tab/><text:tab/>que je sois<text:tab/><text:tab/></text:span><text:span text:style-name="T4"><text:tab/>que je fasse</text:span></text:p>
      <text:p text:style-name="P7"><text:span text:style-name="T3"><text:tab/>que tu aies<text:tab/><text:tab/><text:tab/>que tu sois<text:tab/><text:tab/><text:tab/></text:span><text:span text:style-name="T4">que tu fasses</text:span></text:p>
      <text:p text:style-name="P7"><text:span text:style-name="T3"><text:tab/>qu’il ait<text:tab/><text:tab/><text:tab/>qu’il soit<text:tab/><text:tab/><text:tab/></text:span><text:span text:style-name="T4">qu’il fasse</text:span></text:p>
      <text:p text:style-name="P7"><text:span text:style-name="T3"><text:tab/>que nous ayons<text:tab/><text:tab/>que nous soyons<text:tab/><text:tab/></text:span><text:span text:style-name="T4">que nous fassions</text:span></text:p>
      <text:p text:style-name="P7"><text:span text:style-name="T3"><text:tab/>que vous ayez<text:tab/><text:tab/>que vous soyez<text:tab/><text:tab/></text:span><text:span text:style-name="T4">que vous fassiez</text:span></text:p>
      <text:p text:style-name="P7"><text:span text:style-name="T3"><text:tab/>qu’ils aient<text:tab/><text:tab/><text:tab/>qu’ils soient<text:tab/><text:tab/><text:tab/></text:span><text:span text:style-name="T4">qu’ils fassent</text:span></text:p>
      <text:p text:style-name="P29"><text:span text:style-name="T4"/></text:p>
      <text:p text:style-name="P23"><text:span text:style-name="T58">► </text:span><text:span text:style-name="T59">près </text:span><text:span text:style-name="T42">est une préposition </text:span><text:span text:style-name="T53">(« Il est </text:span><text:span text:style-name="T31">près</text:span><text:span text:style-name="T53"> de la gare »)</text:span><text:span text:style-name="T42"> ; </text:span><text:span text:style-name="T53">prêt</text:span><text:span text:style-name="T42"> est un adjectif </text:span><text:span text:style-name="T53">(« </text:span><text:span text:style-name="T54">Elles sont</text:span><text:span text:style-name="T53"> </text:span><text:span text:style-name="T31">prêt</text:span><text:span text:style-name="T32">es</text:span><text:span text:style-name="T53"> à rouler »)</text:span><text:span text:style-name="T42">.</text:span></text:p>
      <text:p text:style-name="P30"><text:span text:style-name="T42"/></text:p>
      <text:p text:style-name="P10"><text:span text:style-name="T51">► </text:span><text:span text:style-name="T52">qu</text:span><text:span text:style-name="T55">el, quels, quelle, quelles / qu’elle :</text:span></text:p>
      <text:p text:style-name="P10"><text:span text:style-name="T43"><text:tab/>- déterminant interrogatif : </text:span><text:span text:style-name="T29">Quelle</text:span><text:span text:style-name="T55"> heure est-il ? </text:span><text:span text:style-name="T57">Je ne sais par </text:span><text:span text:style-name="T30">quelle</text:span><text:span text:style-name="T57"> porte entrer.</text:span></text:p>
      <text:p text:style-name="P8"><text:span text:style-name="T48"><text:tab/>- </text:span><text:span text:style-name="T49">déterminant exclamatif : </text:span><text:span text:style-name="T33">Quel</text:span><text:span text:style-name="T66"> malheur ! </text:span><text:span text:style-name="T56">Je ne savais pas à</text:span><text:span text:style-name="T65"> </text:span><text:span text:style-name="T28">quel</text:span><text:span text:style-name="T65"> </text:span><text:span text:style-name="T56">point vous étiez malheureux.</text:span></text:p>
      <text:p text:style-name="P8"><text:span text:style-name="T56"><text:tab/>- </text:span><text:span text:style-name="T44">conjonction de subordination « </text:span><text:span text:style-name="T46">que » </text:span><text:span text:style-name="T44">suivi d’un pronom personnel : </text:span><text:span text:style-name="T60">Il pense </text:span><text:span text:style-name="T34">qu’elle</text:span><text:span text:style-name="T60"> a tort.</text:span></text:p>
      <text:p text:style-name="P9"><text:span text:style-name="T61"><text:tab/>- </text:span><text:span text:style-name="T45">pronom relatif « que »</text:span><text:span text:style-name="T44"> suivi d’un pronom personnel : </text:span><text:span text:style-name="T62">La forêt </text:span><text:span text:style-name="T35">qu’elle</text:span><text:span text:style-name="T62"> a connue n’existe plus.</text:span></text:p>
      <text:p text:style-name="P21"><text:soft-page-break/><text:span text:style-name="T9">Dictée préparée / </text:span><text:span text:style-name="T12">3</text:span><text:span text:style-name="T37">e</text:span><text:span text:style-name="T9"> / T</text:span><text:span text:style-name="T10">2 / </text:span><text:span text:style-name="T24">dictée à trous</text:span></text:p>
      <text:p text:style-name="P2"/>
      <text:p text:style-name="P3">source :</text:p>
      <text:p text:style-name="P1"><text:a xlink:type="simple" xlink:href="https://www.neoprofs.org/t126435-avis-dictee-3e" text:style-name="Internet_20_link" text:visited-style-name="Visited_20_Internet_20_Link"><text:span text:style-name="T69">https://www.neoprofs.org/t126435-avis-dictee-3e</text:span></text:a><text:span text:style-name="T69"> </text:span></text:p>
      <text:p text:style-name="P2"/>
      <text:p text:style-name="P6"><text:span text:style-name="T9">Les expressions </text:span><text:span text:style-name="T11">encadrées</text:span><text:span text:style-name="T9"> ne sont pas à retenir.</text:span></text:p>
      <text:p text:style-name="P4"/>
      <text:p text:style-name="P18"/>
      <text:p text:style-name="P19"><text:span text:style-name="T40">Un dictée avec une mise en abyme</text:span><text:line-break/></text:p>
      <text:p text:style-name="P14">Un peu engoncé<text:span text:style-name="T50">e </text:span>dans mon épais _______________ noir à longues manches _______________ dans le dos, pas commode à boutonner, je me penche sur _______________ pupitre avec toutes les _______________ filles de ma classe, à peu _______________ de la même taille et du même âge que moi… nous écrivons sur une _______________ où chacune _______________ d'abord inscrit en haut et à gauche son prénom et son nom, en haut et _______________ droite la date, et au milieu le mot « Dictée » qu'il a _______________, comme le nom et la date, _______________ en _______________ habilement _______________ sa plume le long d'une règle _______________ qu'il y ait de bavures. Le trait doit _______________ parfaitement droit et net.</text:p>
      <text:p text:style-name="P15">La maîtresse se promène dans les travées entre les pupitres, sa voix sonne clair, elle articule _______________ mot très distinctement, parfois même elle triche un peu en accentuant _______________ une liaison, pour nous _______________, pour nous faire entendre par _______________ lettre tel mot _______________ termine. Les mots de la dictée semblent être des mots choisis pour leur beauté, _______________ pureté parfaite.</text:p>
      <text:p text:style-name="P31">Nathalie Sarraute, Enf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7T16:25:37.984000000</meta:creation-date>
    <dc:date>2020-07-11T18:01:18.364407608</dc:date>
    <meta:editing-duration>PT46M23S</meta:editing-duration>
    <meta:editing-cycles>56</meta:editing-cycles>
    <meta:generator>LibreOffice/6.0.7.3$Linux_X86_64 LibreOffice_project/00m0$Build-3</meta:generator>
    <meta:print-date>2020-02-02T15:58:30.398074143</meta:print-date>
    <meta:document-statistic meta:table-count="0" meta:image-count="0" meta:object-count="0" meta:page-count="2" meta:paragraph-count="34" meta:word-count="843" meta:character-count="4901" meta:non-whitespace-character-count="4052"/>
  </office:meta>
</office:document-meta>
</file>